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8.312cm" svg:y="2.029cm">
            <draw:object draw:notify-on-update-of-ranges="Hoja1.A4:Hoja1.A26 Hoja1.B4:Hoja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4cm" svg:height="8.99cm" svg:x="35.049cm" svg:y="2.215cm">
            <draw:object draw:notify-on-update-of-ranges="Hoja1.A3:Hoja1.A26 Hoja1.B3:Hoja1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4cm" svg:height="8.99cm" svg:x="17.493cm" svg:y="14.963cm">
            <draw:object draw:notify-on-update-of-ranges="Hoja1.A33:Hoja1.A60 Hoja1.B33:Hoja1.B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1" table:default-cell-style-name="Default"/>
        <table:table-row table:style-name="ro1">
          <table:table-cell office:value-type="string" calcext:value-type="string" table:number-columns-spanned="6" table:number-rows-spanned="1">
            <text:p>Ajuste Corriente</text:p>
          </table:table-cell>
          <table:covered-table-cell/>
          <table:covered-table-cell table:number-columns-repeated="4" table:style-name="ce4"/>
          <table:table-cell table:style-name="ce4"/>
          <table:table-cell/>
        </table:table-row>
        <table:table-row table:style-name="ro1">
          <table:table-cell office:value-type="string" calcext:value-type="string">
            <text:p>Mediana(mV)</text:p>
          </table:table-cell>
          <table:table-cell office:value-type="string" calcext:value-type="string">
            <text:p>I(A)</text:p>
          </table:table-cell>
          <table:table-cell table:style-name="ce4" office:value-type="string" calcext:value-type="string">
            <text:p>lineal</text:p>
          </table:table-cell>
          <table:table-cell table:style-name="ce4" office:value-type="string" calcext:value-type="string">
            <text:p>Incer.Lin</text:p>
          </table:table-cell>
          <table:table-cell table:style-name="ce4" office:value-type="string" calcext:value-type="string">
            <text:p>Cuadratica</text:p>
          </table:table-cell>
          <table:table-cell table:style-name="ce4" office:value-type="string" calcext:value-type="string">
            <text:p>Incert.cuad</text:p>
          </table:table-cell>
          <table:table-cell table:style-name="ce4" office:value-type="string" calcext:value-type="string">
            <text:p>cuad con 0</text:p>
          </table:table-cell>
          <table:table-cell office:value-type="string" calcext:value-type="string">
            <text:p>incer.cuad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style-name="ce4" table:formula="of:=0.000481629866552*[.A3]-0.155885920162406" office:value-type="float" office:value="0.003533565666306" calcext:value-type="float">
            <text:p>0,003533565666306</text:p>
          </table:table-cell>
          <table:table-cell table:style-name="ce4"/>
          <table:table-cell table:style-name="ce4" table:formula="of:=-0.00000000586780571462522 * [.A3]*[.A3]+0.000493468763266*[.A3]-0.160901604616591" office:value-type="float" office:value="0.00179367336255495" calcext:value-type="float">
            <text:p>0,001793673362555</text:p>
          </table:table-cell>
          <table:table-cell table:style-name="ce4"/>
          <table:table-cell table:style-name="ce4" table:formula="of:=-0.00000000652564684212289 * [.A3]*[.A3]+0.00049492032321*[.A3]-0.161626127571879" office:value-type="float" office:value="0.00147754301696115" calcext:value-type="float">
            <text:p>0,001477543016961</text:p>
          </table:table-cell>
          <table:table-cell table:formula="of:=ABS([.B3]-[.G3])/[.B3]*100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78" calcext:value-type="float">
            <text:p>0,0078</text:p>
          </table:table-cell>
          <table:table-cell table:style-name="ce4" table:formula="of:=0.000481629866552*[.A4]-0.155885920162406" office:value-type="float" office:value="0.010758013664586" calcext:value-type="float">
            <text:p>0,010758013664586</text:p>
          </table:table-cell>
          <table:table-cell table:style-name="ce4" table:formula="of:=ABS([.B4]-[.C4])/[.B4]*100" office:value-type="float" office:value="37.923252110077" calcext:value-type="float">
            <text:p>37,923252110077</text:p>
          </table:table-cell>
          <table:table-cell table:style-name="ce4" table:formula="of:=-0.00000000586780571462522 * [.A4]*[.A4]+0.000493468763266*[.A4]-0.160901604616591" office:value-type="float" office:value="0.00913611724451294" calcext:value-type="float">
            <text:p>0,009136117244513</text:p>
          </table:table-cell>
          <table:table-cell table:style-name="ce4" table:formula="of:=ABS([.B4]-[.E4])/[.B4]*100" office:value-type="float" office:value="17.1297082629864" calcext:value-type="float">
            <text:p>17,1297082629864</text:p>
          </table:table-cell>
          <table:table-cell table:style-name="ce4" table:formula="of:=-0.00000000652564684212289 * [.A4]*[.A4]+0.00049492032321*[.A4]-0.161626127571879" office:value-type="float" office:value="0.0088350799214294" calcext:value-type="float">
            <text:p>0,008835079921429</text:p>
          </table:table-cell>
          <table:table-cell table:formula="of:=ABS([.B4]-[.G4])/[.B4]*100" office:value-type="float" office:value="13.270255402941" calcext:value-type="float">
            <text:p>13,27025540294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8" calcext:value-type="float">
            <text:p>0,038</text:p>
          </table:table-cell>
          <table:table-cell table:style-name="ce4" table:formula="of:=0.000481629866552*[.A5]-0.155885920162406" office:value-type="float" office:value="0.039174175791154" calcext:value-type="float">
            <text:p>0,039174175791154</text:p>
          </table:table-cell>
          <table:table-cell table:style-name="ce4" table:formula="of:=ABS([.B5]-[.C5])/[.B5]*100" office:value-type="float" office:value="3.08993629251055" calcext:value-type="float">
            <text:p>3,08993629251055</text:p>
          </table:table-cell>
          <table:table-cell table:style-name="ce4" table:formula="of:=-0.00000000586780571462522 * [.A5]*[.A5]+0.000493468763266*[.A5]-0.160901604616591" office:value-type="float" office:value="0.0379907776737977" calcext:value-type="float">
            <text:p>0,037990777673798</text:p>
          </table:table-cell>
          <table:table-cell table:style-name="ce4" table:formula="of:=ABS([.B5]-[.E5])/[.B5]*100" office:value-type="float" office:value="0.0242692794796938" calcext:value-type="float">
            <text:p>0,024269279479694</text:p>
          </table:table-cell>
          <table:table-cell table:style-name="ce4" table:formula="of:=-0.00000000652564684212289 * [.A5]*[.A5]+0.00049492032321*[.A5]-0.161626127571879" office:value-type="float" office:value="0.0377462341048918" calcext:value-type="float">
            <text:p>0,037746234104892</text:p>
          </table:table-cell>
          <table:table-cell table:formula="of:=ABS([.B5]-[.G5])/[.B5]*100" office:value-type="float" office:value="0.667804987126894" calcext:value-type="float">
            <text:p>0,6678049871268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668" calcext:value-type="float">
            <text:p>0,0668</text:p>
          </table:table-cell>
          <table:table-cell table:style-name="ce4" table:formula="of:=0.000481629866552*[.A6]-0.155885920162406" office:value-type="float" office:value="0.068553597650826" calcext:value-type="float">
            <text:p>0,068553597650826</text:p>
          </table:table-cell>
          <table:table-cell table:style-name="ce4" table:formula="of:=ABS([.B6]-[.C6])/[.B6]*100" office:value-type="float" office:value="2.62514618387126" calcext:value-type="float">
            <text:p>2,62514618387126</text:p>
          </table:table-cell>
          <table:table-cell table:style-name="ce4" table:formula="of:=-0.00000000586780571462522 * [.A6]*[.A6]+0.000493468763266*[.A6]-0.160901604616591" office:value-type="float" office:value="0.0677806098476" calcext:value-type="float">
            <text:p>0,0677806098476</text:p>
          </table:table-cell>
          <table:table-cell table:style-name="ce4" table:formula="of:=ABS([.B6]-[.E6])/[.B6]*100" office:value-type="float" office:value="1.46797881377243" calcext:value-type="float">
            <text:p>1,46797881377243</text:p>
          </table:table-cell>
          <table:table-cell table:style-name="ce4" table:formula="of:=-0.00000000652564684212289 * [.A6]*[.A6]+0.00049492032321*[.A6]-0.161626127571879" office:value-type="float" office:value="0.067589659678333" calcext:value-type="float">
            <text:p>0,067589659678333</text:p>
          </table:table-cell>
          <table:table-cell table:formula="of:=ABS([.B6]-[.G6])/[.B6]*100" office:value-type="float" office:value="1.18212526696553" calcext:value-type="float">
            <text:p>1,182125266965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97" calcext:value-type="float">
            <text:p>0,097</text:p>
          </table:table-cell>
          <table:table-cell table:style-name="ce4" table:formula="of:=0.000481629866552*[.A7]-0.155885920162406" office:value-type="float" office:value="0.097933019510498" calcext:value-type="float">
            <text:p>0,097933019510498</text:p>
          </table:table-cell>
          <table:table-cell table:style-name="ce4" table:formula="of:=ABS([.B7]-[.C7])/[.B7]*100" office:value-type="float" office:value="0.961875784018569" calcext:value-type="float">
            <text:p>0,961875784018569</text:p>
          </table:table-cell>
          <table:table-cell table:style-name="ce4" table:formula="of:=-0.00000000586780571462522 * [.A7]*[.A7]+0.000493468763266*[.A7]-0.160901604616591" office:value-type="float" office:value="0.097526773811274" calcext:value-type="float">
            <text:p>0,097526773811274</text:p>
          </table:table-cell>
          <table:table-cell table:style-name="ce4" table:formula="of:=ABS([.B7]-[.E7])/[.B7]*100" office:value-type="float" office:value="0.543065784818529" calcext:value-type="float">
            <text:p>0,543065784818529</text:p>
          </table:table-cell>
          <table:table-cell table:style-name="ce4" table:formula="of:=-0.00000000652564684212289 * [.A7]*[.A7]+0.00049492032321*[.A7]-0.161626127571879" office:value-type="float" office:value="0.097384521387975" calcext:value-type="float">
            <text:p>0,097384521387975</text:p>
          </table:table-cell>
          <table:table-cell table:formula="of:=ABS([.B7]-[.G7])/[.B7]*100" office:value-type="float" office:value="0.396413802036095" calcext:value-type="float">
            <text:p>0,3964138020360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256" calcext:value-type="float">
            <text:p>0,1256</text:p>
          </table:table-cell>
          <table:table-cell table:style-name="ce4" table:formula="of:=0.000481629866552*[.A8]-0.155885920162406" office:value-type="float" office:value="0.125385921903962" calcext:value-type="float">
            <text:p>0,125385921903962</text:p>
          </table:table-cell>
          <table:table-cell table:style-name="ce4" table:formula="of:=ABS([.B8]-[.C8])/[.B8]*100" office:value-type="float" office:value="0.170444343979313" calcext:value-type="float">
            <text:p>0,170444343979313</text:p>
          </table:table-cell>
          <table:table-cell table:style-name="ce4" table:formula="of:=-0.00000000586780571462522 * [.A8]*[.A8]+0.000493468763266*[.A8]-0.160901604616591" office:value-type="float" office:value="0.125282902784946" calcext:value-type="float">
            <text:p>0,125282902784946</text:p>
          </table:table-cell>
          <table:table-cell table:style-name="ce4" table:formula="of:=ABS([.B8]-[.E8])/[.B8]*100" office:value-type="float" office:value="0.252465935552651" calcext:value-type="float">
            <text:p>0,252465935552651</text:p>
          </table:table-cell>
          <table:table-cell table:style-name="ce4" table:formula="of:=-0.00000000652564684212289 * [.A8]*[.A8]+0.00049492032321*[.A8]-0.161626127571879" office:value-type="float" office:value="0.125181730173374" calcext:value-type="float">
            <text:p>0,125181730173374</text:p>
          </table:table-cell>
          <table:table-cell table:formula="of:=ABS([.B8]-[.G8])/[.B8]*100" office:value-type="float" office:value="0.333017377887" calcext:value-type="float">
            <text:p>0,33301737788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561" calcext:value-type="float">
            <text:p>0,1561</text:p>
          </table:table-cell>
          <table:table-cell table:style-name="ce4" table:formula="of:=0.000481629866552*[.A9]-0.155885920162406" office:value-type="float" office:value="0.154765343763634" calcext:value-type="float">
            <text:p>0,154765343763634</text:p>
          </table:table-cell>
          <table:table-cell table:style-name="ce4" table:formula="of:=ABS([.B9]-[.C9])/[.B9]*100" office:value-type="float" office:value="0.855000792034593" calcext:value-type="float">
            <text:p>0,855000792034593</text:p>
          </table:table-cell>
          <table:table-cell table:style-name="ce4" table:formula="of:=-0.00000000586780571462522 * [.A9]*[.A9]+0.000493468763266*[.A9]-0.160901604616591" office:value-type="float" office:value="0.154944593817552" calcext:value-type="float">
            <text:p>0,154944593817552</text:p>
          </table:table-cell>
          <table:table-cell table:style-name="ce4" table:formula="of:=ABS([.B9]-[.E9])/[.B9]*100" office:value-type="float" office:value="0.74017052046626" calcext:value-type="float">
            <text:p>0,74017052046626</text:p>
          </table:table-cell>
          <table:table-cell table:style-name="ce4" table:formula="of:=-0.00000000652564684212289 * [.A9]*[.A9]+0.00049492032321*[.A9]-0.161626127571879" office:value-type="float" office:value="0.154882648671077" calcext:value-type="float">
            <text:p>0,154882648671077</text:p>
          </table:table-cell>
          <table:table-cell table:formula="of:=ABS([.B9]-[.G9])/[.B9]*100" office:value-type="float" office:value="0.779853509880351" calcext:value-type="float">
            <text:p>0,77985350988035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858" calcext:value-type="float">
            <text:p>0,1858</text:p>
          </table:table-cell>
          <table:table-cell table:style-name="ce4" table:formula="of:=0.000481629866552*[.A10]-0.155885920162406" office:value-type="float" office:value="0.184144765623306" calcext:value-type="float">
            <text:p>0,184144765623306</text:p>
          </table:table-cell>
          <table:table-cell table:style-name="ce4" table:formula="of:=ABS([.B10]-[.C10])/[.B10]*100" office:value-type="float" office:value="0.890868878737345" calcext:value-type="float">
            <text:p>0,890868878737345</text:p>
          </table:table-cell>
          <table:table-cell table:style-name="ce4" table:formula="of:=-0.00000000586780571462522 * [.A10]*[.A10]+0.000493468763266*[.A10]-0.160901604616591" office:value-type="float" office:value="0.18456261664003" calcext:value-type="float">
            <text:p>0,18456261664003</text:p>
          </table:table-cell>
          <table:table-cell table:style-name="ce4" table:formula="of:=ABS([.B10]-[.E10])/[.B10]*100" office:value-type="float" office:value="0.665975974149537" calcext:value-type="float">
            <text:p>0,665975974149537</text:p>
          </table:table-cell>
          <table:table-cell table:style-name="ce4" table:formula="of:=-0.00000000652564684212289 * [.A10]*[.A10]+0.00049492032321*[.A10]-0.161626127571879" office:value-type="float" office:value="0.184535003304981" calcext:value-type="float">
            <text:p>0,184535003304981</text:p>
          </table:table-cell>
          <table:table-cell table:formula="of:=ABS([.B10]-[.G10])/[.B10]*100" office:value-type="float" office:value="0.680837833702565" calcext:value-type="float">
            <text:p>0,6808378337025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2161" calcext:value-type="float">
            <text:p>0,2161</text:p>
          </table:table-cell>
          <table:table-cell table:style-name="ce4" table:formula="of:=0.000481629866552*[.A11]-0.155885920162406" office:value-type="float" office:value="0.213524187482978" calcext:value-type="float">
            <text:p>0,213524187482978</text:p>
          </table:table-cell>
          <table:table-cell table:style-name="ce4" table:formula="of:=ABS([.B11]-[.C11])/[.B11]*100" office:value-type="float" office:value="1.19195396437854" calcext:value-type="float">
            <text:p>1,19195396437854</text:p>
          </table:table-cell>
          <table:table-cell table:style-name="ce4" table:formula="of:=-0.00000000586780571462522 * [.A11]*[.A11]+0.000493468763266*[.A11]-0.160901604616591" office:value-type="float" office:value="0.21413697125238" calcext:value-type="float">
            <text:p>0,21413697125238</text:p>
          </table:table-cell>
          <table:table-cell table:style-name="ce4" table:formula="of:=ABS([.B11]-[.E11])/[.B11]*100" office:value-type="float" office:value="0.908389054891266" calcext:value-type="float">
            <text:p>0,908389054891266</text:p>
          </table:table-cell>
          <table:table-cell table:style-name="ce4" table:formula="of:=-0.00000000652564684212289 * [.A11]*[.A11]+0.00049492032321*[.A11]-0.161626127571879" office:value-type="float" office:value="0.214138794075085" calcext:value-type="float">
            <text:p>0,214138794075085</text:p>
          </table:table-cell>
          <table:table-cell table:formula="of:=ABS([.B11]-[.G11])/[.B11]*100" office:value-type="float" office:value="0.907545546004023" calcext:value-type="float">
            <text:p>0,9075455460040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2435" calcext:value-type="float">
            <text:p>0,2435</text:p>
          </table:table-cell>
          <table:table-cell table:style-name="ce4" table:formula="of:=0.000481629866552*[.A12]-0.155885920162406" office:value-type="float" office:value="0.242421979476098" calcext:value-type="float">
            <text:p>0,242421979476098</text:p>
          </table:table-cell>
          <table:table-cell table:style-name="ce4" table:formula="of:=ABS([.B12]-[.C12])/[.B12]*100" office:value-type="float" office:value="0.442718900986444" calcext:value-type="float">
            <text:p>0,442718900986444</text:p>
          </table:table-cell>
          <table:table-cell table:style-name="ce4" table:formula="of:=-0.00000000586780571462522 * [.A12]*[.A12]+0.000493468763266*[.A12]-0.160901604616591" office:value-type="float" office:value="0.243183900109793" calcext:value-type="float">
            <text:p>0,243183900109793</text:p>
          </table:table-cell>
          <table:table-cell table:style-name="ce4" table:formula="of:=ABS([.B12]-[.E12])/[.B12]*100" office:value-type="float" office:value="0.129815149982263" calcext:value-type="float">
            <text:p>0,129815149982263</text:p>
          </table:table-cell>
          <table:table-cell table:style-name="ce4" table:formula="of:=-0.00000000652564684212289 * [.A12]*[.A12]+0.00049492032321*[.A12]-0.161626127571879" office:value-type="float" office:value="0.243209900603705" calcext:value-type="float">
            <text:p>0,243209900603705</text:p>
          </table:table-cell>
          <table:table-cell table:formula="of:=ABS([.B12]-[.G12])/[.B12]*100" office:value-type="float" office:value="0.119137329074053" calcext:value-type="float">
            <text:p>0,11913732907405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2734" calcext:value-type="float">
            <text:p>0,2734</text:p>
          </table:table-cell>
          <table:table-cell table:style-name="ce4" table:formula="of:=0.000481629866552*[.A13]-0.155885920162406" office:value-type="float" office:value="0.270838141602666" calcext:value-type="float">
            <text:p>0,270838141602666</text:p>
          </table:table-cell>
          <table:table-cell table:style-name="ce4" table:formula="of:=ABS([.B13]-[.C13])/[.B13]*100" office:value-type="float" office:value="0.93703672177541" calcext:value-type="float">
            <text:p>0,93703672177541</text:p>
          </table:table-cell>
          <table:table-cell table:style-name="ce4" table:formula="of:=-0.00000000586780571462522 * [.A13]*[.A13]+0.000493468763266*[.A13]-0.160901604616591" office:value-type="float" office:value="0.271705515622327" calcext:value-type="float">
            <text:p>0,271705515622327</text:p>
          </table:table-cell>
          <table:table-cell table:style-name="ce4" table:formula="of:=ABS([.B13]-[.E13])/[.B13]*100" office:value-type="float" office:value="0.619782142528448" calcext:value-type="float">
            <text:p>0,619782142528448</text:p>
          </table:table-cell>
          <table:table-cell table:style-name="ce4" table:formula="of:=-0.00000000652564684212289 * [.A13]*[.A13]+0.00049492032321*[.A13]-0.161626127571879" office:value-type="float" office:value="0.271750672123702" calcext:value-type="float">
            <text:p>0,271750672123702</text:p>
          </table:table-cell>
          <table:table-cell table:formula="of:=ABS([.B13]-[.G13])/[.B13]*100" office:value-type="float" office:value="0.603265499743258" calcext:value-type="float">
            <text:p>0,60326549974325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3035" calcext:value-type="float">
            <text:p>0,3035</text:p>
          </table:table-cell>
          <table:table-cell table:style-name="ce4" table:formula="of:=0.000481629866552*[.A14]-0.155885920162406" office:value-type="float" office:value="0.301180823195442" calcext:value-type="float">
            <text:p>0,301180823195442</text:p>
          </table:table-cell>
          <table:table-cell table:style-name="ce4" table:formula="of:=ABS([.B14]-[.C14])/[.B14]*100" office:value-type="float" office:value="0.764143922424367" calcext:value-type="float">
            <text:p>0,764143922424367</text:p>
          </table:table-cell>
          <table:table-cell table:style-name="ce4" table:formula="of:=-0.00000000586780571462522 * [.A14]*[.A14]+0.000493468763266*[.A14]-0.160901604616591" office:value-type="float" office:value="0.302115700028446" calcext:value-type="float">
            <text:p>0,302115700028446</text:p>
          </table:table-cell>
          <table:table-cell table:style-name="ce4" table:formula="of:=ABS([.B14]-[.E14])/[.B14]*100" office:value-type="float" office:value="0.456112016986485" calcext:value-type="float">
            <text:p>0,456112016986485</text:p>
          </table:table-cell>
          <table:table-cell table:style-name="ce4" table:formula="of:=-0.00000000652564684212289 * [.A14]*[.A14]+0.00049492032321*[.A14]-0.161626127571879" office:value-type="float" office:value="0.302176255082748" calcext:value-type="float">
            <text:p>0,302176255082748</text:p>
          </table:table-cell>
          <table:table-cell table:formula="of:=ABS([.B14]-[.G14])/[.B14]*100" office:value-type="float" office:value="0.436159775041721" calcext:value-type="float">
            <text:p>0,43615977504172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332" calcext:value-type="float">
            <text:p>0,332</text:p>
          </table:table-cell>
          <table:table-cell table:style-name="ce4" table:formula="of:=0.000481629866552*[.A15]-0.155885920162406" office:value-type="float" office:value="0.331041874921666" calcext:value-type="float">
            <text:p>0,331041874921666</text:p>
          </table:table-cell>
          <table:table-cell table:style-name="ce4" table:formula="of:=ABS([.B15]-[.C15])/[.B15]*100" office:value-type="float" office:value="0.288591891064452" calcext:value-type="float">
            <text:p>0,288591891064452</text:p>
          </table:table-cell>
          <table:table-cell table:style-name="ce4" table:formula="of:=-0.00000000586780571462522 * [.A15]*[.A15]+0.000493468763266*[.A15]-0.160901604616591" office:value-type="float" office:value="0.331997707600497" calcext:value-type="float">
            <text:p>0,331997707600497</text:p>
          </table:table-cell>
          <table:table-cell table:style-name="ce4" table:formula="of:=ABS([.B15]-[.E15])/[.B15]*100" office:value-type="float" office:value="0.000690481778095976" calcext:value-type="float">
            <text:p>0,000690481778096</text:p>
          </table:table-cell>
          <table:table-cell table:style-name="ce4" table:formula="of:=-0.00000000652564684212289 * [.A15]*[.A15]+0.00049492032321*[.A15]-0.161626127571879" office:value-type="float" office:value="0.332068318517513" calcext:value-type="float">
            <text:p>0,332068318517513</text:p>
          </table:table-cell>
          <table:table-cell table:formula="of:=ABS([.B15]-[.G15])/[.B15]*100" office:value-type="float" office:value="0.0205778667209302" calcext:value-type="float">
            <text:p>0,0205778667209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3599" calcext:value-type="float">
            <text:p>0,3599</text:p>
          </table:table-cell>
          <table:table-cell table:style-name="ce4" table:formula="of:=0.000481629866552*[.A16]-0.155885920162406" office:value-type="float" office:value="0.35849477731513" calcext:value-type="float">
            <text:p>0,35849477731513</text:p>
          </table:table-cell>
          <table:table-cell table:style-name="ce4" table:formula="of:=ABS([.B16]-[.C16])/[.B16]*100" office:value-type="float" office:value="0.390448092489574" calcext:value-type="float">
            <text:p>0,390448092489574</text:p>
          </table:table-cell>
          <table:table-cell table:style-name="ce4" table:formula="of:=-0.00000000586780571462522 * [.A16]*[.A16]+0.000493468763266*[.A16]-0.160901604616591" office:value-type="float" office:value="0.359430074526058" calcext:value-type="float">
            <text:p>0,359430074526058</text:p>
          </table:table-cell>
          <table:table-cell table:style-name="ce4" table:formula="of:=ABS([.B16]-[.E16])/[.B16]*100" office:value-type="float" office:value="0.130571123629212" calcext:value-type="float">
            <text:p>0,130571123629212</text:p>
          </table:table-cell>
          <table:table-cell table:style-name="ce4" table:formula="of:=-0.00000000652564684212289 * [.A16]*[.A16]+0.00049492032321*[.A16]-0.161626127571879" office:value-type="float" office:value="0.359505468212751" calcext:value-type="float">
            <text:p>0,359505468212751</text:p>
          </table:table-cell>
          <table:table-cell table:formula="of:=ABS([.B16]-[.G16])/[.B16]*100" office:value-type="float" office:value="0.109622613850674" calcext:value-type="float">
            <text:p>0,10962261385067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3899" calcext:value-type="float">
            <text:p>0,3899</text:p>
          </table:table-cell>
          <table:table-cell table:style-name="ce4" table:formula="of:=0.000481629866552*[.A17]-0.155885920162406" office:value-type="float" office:value="0.388837458907906" calcext:value-type="float">
            <text:p>0,388837458907906</text:p>
          </table:table-cell>
          <table:table-cell table:style-name="ce4" table:formula="of:=ABS([.B17]-[.C17])/[.B17]*100" office:value-type="float" office:value="0.272516309847119" calcext:value-type="float">
            <text:p>0,272516309847119</text:p>
          </table:table-cell>
          <table:table-cell table:style-name="ce4" table:formula="of:=-0.00000000586780571462522 * [.A17]*[.A17]+0.000493468763266*[.A17]-0.160901604616591" office:value-type="float" office:value="0.389705698411529" calcext:value-type="float">
            <text:p>0,389705698411529</text:p>
          </table:table-cell>
          <table:table-cell table:style-name="ce4" table:formula="of:=ABS([.B17]-[.E17])/[.B17]*100" office:value-type="float" office:value="0.0498336979919359" calcext:value-type="float">
            <text:p>0,049833697991936</text:p>
          </table:table-cell>
          <table:table-cell table:style-name="ce4" table:formula="of:=-0.00000000652564684212289 * [.A17]*[.A17]+0.00049492032321*[.A17]-0.161626127571879" office:value-type="float" office:value="0.389781405038414" calcext:value-type="float">
            <text:p>0,389781405038414</text:p>
          </table:table-cell>
          <table:table-cell table:formula="of:=ABS([.B17]-[.G17])/[.B17]*100" office:value-type="float" office:value="0.030416763679335" calcext:value-type="float">
            <text:p>0,0304167636793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417" calcext:value-type="float">
            <text:p>0,417</text:p>
          </table:table-cell>
          <table:table-cell table:style-name="ce4" table:formula="of:=0.000481629866552*[.A18]-0.155885920162406" office:value-type="float" office:value="0.417253621034474" calcext:value-type="float">
            <text:p>0,417253621034474</text:p>
          </table:table-cell>
          <table:table-cell table:style-name="ce4" table:formula="of:=ABS([.B18]-[.C18])/[.B18]*100" office:value-type="float" office:value="0.0608203919602091" calcext:value-type="float">
            <text:p>0,060820391960209</text:p>
          </table:table-cell>
          <table:table-cell table:style-name="ce4" table:formula="of:=-0.00000000586780571462522 * [.A18]*[.A18]+0.000493468763266*[.A18]-0.160901604616591" office:value-type="float" office:value="0.418016823997468" calcext:value-type="float">
            <text:p>0,418016823997468</text:p>
          </table:table-cell>
          <table:table-cell table:style-name="ce4" table:formula="of:=ABS([.B18]-[.E18])/[.B18]*100" office:value-type="float" office:value="0.24384268524423" calcext:value-type="float">
            <text:p>0,24384268524423</text:p>
          </table:table-cell>
          <table:table-cell table:style-name="ce4" table:formula="of:=-0.00000000652564684212289 * [.A18]*[.A18]+0.00049492032321*[.A18]-0.161626127571879" office:value-type="float" office:value="0.418088088554891" calcext:value-type="float">
            <text:p>0,418088088554891</text:p>
          </table:table-cell>
          <table:table-cell table:formula="of:=ABS([.B18]-[.G18])/[.B18]*100" office:value-type="float" office:value="0.260932507168054" calcext:value-type="float">
            <text:p>0,26093250716805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446" calcext:value-type="float">
            <text:p>0,446</text:p>
          </table:table-cell>
          <table:table-cell table:style-name="ce4" table:formula="of:=0.000481629866552*[.A19]-0.155885920162406" office:value-type="float" office:value="0.445669783161042" calcext:value-type="float">
            <text:p>0,445669783161042</text:p>
          </table:table-cell>
          <table:table-cell table:style-name="ce4" table:formula="of:=ABS([.B19]-[.C19])/[.B19]*100" office:value-type="float" office:value="0.07403964999056" calcext:value-type="float">
            <text:p>0,07403964999056</text:p>
          </table:table-cell>
          <table:table-cell table:style-name="ce4" table:formula="of:=-0.00000000586780571462522 * [.A19]*[.A19]+0.000493468763266*[.A19]-0.160901604616591" office:value-type="float" office:value="0.446287097920022" calcext:value-type="float">
            <text:p>0,446287097920022</text:p>
          </table:table-cell>
          <table:table-cell table:style-name="ce4" table:formula="of:=ABS([.B19]-[.E19])/[.B19]*100" office:value-type="float" office:value="0.0643717309466779" calcext:value-type="float">
            <text:p>0,064371730946678</text:p>
          </table:table-cell>
          <table:table-cell table:style-name="ce4" table:formula="of:=-0.00000000652564684212289 * [.A19]*[.A19]+0.00049492032321*[.A19]-0.161626127571879" office:value-type="float" office:value="0.446349340518053" calcext:value-type="float">
            <text:p>0,446349340518053</text:p>
          </table:table-cell>
          <table:table-cell table:formula="of:=ABS([.B19]-[.G19])/[.B19]*100" office:value-type="float" office:value="0.0783274704153635" calcext:value-type="float">
            <text:p>0,07832747041536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475" calcext:value-type="float">
            <text:p>0,475</text:p>
          </table:table-cell>
          <table:table-cell table:style-name="ce4" table:formula="of:=0.000481629866552*[.A20]-0.155885920162406" office:value-type="float" office:value="0.47649409462037" calcext:value-type="float">
            <text:p>0,47649409462037</text:p>
          </table:table-cell>
          <table:table-cell table:style-name="ce4" table:formula="of:=ABS([.B20]-[.C20])/[.B20]*100" office:value-type="float" office:value="0.314546235867376" calcext:value-type="float">
            <text:p>0,314546235867376</text:p>
          </table:table-cell>
          <table:table-cell table:style-name="ce4" table:formula="of:=-0.00000000586780571462522 * [.A20]*[.A20]+0.000493468763266*[.A20]-0.160901604616591" office:value-type="float" office:value="0.47690696640163" calcext:value-type="float">
            <text:p>0,47690696640163</text:p>
          </table:table-cell>
          <table:table-cell table:style-name="ce4" table:formula="of:=ABS([.B20]-[.E20])/[.B20]*100" office:value-type="float" office:value="0.401466610869559" calcext:value-type="float">
            <text:p>0,401466610869559</text:p>
          </table:table-cell>
          <table:table-cell table:style-name="ce4" table:formula="of:=-0.00000000652564684212289 * [.A20]*[.A20]+0.00049492032321*[.A20]-0.161626127571879" office:value-type="float" office:value="0.476954243942083" calcext:value-type="float">
            <text:p>0,476954243942083</text:p>
          </table:table-cell>
          <table:table-cell table:formula="of:=ABS([.B20]-[.G20])/[.B20]*100" office:value-type="float" office:value="0.411419777280688" calcext:value-type="float">
            <text:p>0,41141977728068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503" calcext:value-type="float">
            <text:p>0,503</text:p>
          </table:table-cell>
          <table:table-cell table:style-name="ce4" table:formula="of:=0.000481629866552*[.A21]-0.155885920162406" office:value-type="float" office:value="0.504428626880386" calcext:value-type="float">
            <text:p>0,504428626880386</text:p>
          </table:table-cell>
          <table:table-cell table:style-name="ce4" table:formula="of:=ABS([.B21]-[.C21])/[.B21]*100" office:value-type="float" office:value="0.284021248585692" calcext:value-type="float">
            <text:p>0,284021248585692</text:p>
          </table:table-cell>
          <table:table-cell table:style-name="ce4" table:formula="of:=-0.00000000586780571462522 * [.A21]*[.A21]+0.000493468763266*[.A21]-0.160901604616591" office:value-type="float" office:value="0.504614701619851" calcext:value-type="float">
            <text:p>0,504614701619851</text:p>
          </table:table-cell>
          <table:table-cell table:style-name="ce4" table:formula="of:=ABS([.B21]-[.E21])/[.B21]*100" office:value-type="float" office:value="0.321014238539032" calcext:value-type="float">
            <text:p>0,321014238539032</text:p>
          </table:table-cell>
          <table:table-cell table:style-name="ce4" table:formula="of:=-0.00000000652564684212289 * [.A21]*[.A21]+0.00049492032321*[.A21]-0.161626127571879" office:value-type="float" office:value="0.504643762193056" calcext:value-type="float">
            <text:p>0,504643762193056</text:p>
          </table:table-cell>
          <table:table-cell table:formula="of:=ABS([.B21]-[.G21])/[.B21]*100" office:value-type="float" office:value="0.326791688480375" calcext:value-type="float">
            <text:p>0,32679168848037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532" calcext:value-type="float">
            <text:p>0,532</text:p>
          </table:table-cell>
          <table:table-cell table:style-name="ce4" table:formula="of:=0.000481629866552*[.A22]-0.155885920162406" office:value-type="float" office:value="0.533326418873506" calcext:value-type="float">
            <text:p>0,533326418873506</text:p>
          </table:table-cell>
          <table:table-cell table:style-name="ce4" table:formula="of:=ABS([.B22]-[.C22])/[.B22]*100" office:value-type="float" office:value="0.249326855922188" calcext:value-type="float">
            <text:p>0,249326855922188</text:p>
          </table:table-cell>
          <table:table-cell table:style-name="ce4" table:formula="of:=-0.00000000586780571462522 * [.A22]*[.A22]+0.000493468763266*[.A22]-0.160901604616591" office:value-type="float" office:value="0.533236331919068" calcext:value-type="float">
            <text:p>0,533236331919068</text:p>
          </table:table-cell>
          <table:table-cell table:style-name="ce4" table:formula="of:=ABS([.B22]-[.E22])/[.B22]*100" office:value-type="float" office:value="0.232393217870013" calcext:value-type="float">
            <text:p>0,232393217870013</text:p>
          </table:table-cell>
          <table:table-cell table:style-name="ce4" table:formula="of:=-0.00000000652564684212289 * [.A22]*[.A22]+0.00049492032321*[.A22]-0.161626127571879" office:value-type="float" office:value="0.533241889838559" calcext:value-type="float">
            <text:p>0,533241889838559</text:p>
          </table:table-cell>
          <table:table-cell table:formula="of:=ABS([.B22]-[.G22])/[.B22]*100" office:value-type="float" office:value="0.233437939578675" calcext:value-type="float">
            <text:p>0,23343793957867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561" calcext:value-type="float">
            <text:p>0,561</text:p>
          </table:table-cell>
          <table:table-cell table:style-name="ce4" table:formula="of:=0.000481629866552*[.A23]-0.155885920162406" office:value-type="float" office:value="0.563669100466282" calcext:value-type="float">
            <text:p>0,563669100466282</text:p>
          </table:table-cell>
          <table:table-cell table:style-name="ce4" table:formula="of:=ABS([.B23]-[.C23])/[.B23]*100" office:value-type="float" office:value="0.475775484185738" calcext:value-type="float">
            <text:p>0,475775484185738</text:p>
          </table:table-cell>
          <table:table-cell table:style-name="ce4" table:formula="of:=-0.00000000586780571462522 * [.A23]*[.A23]+0.000493468763266*[.A23]-0.160901604616591" office:value-type="float" office:value="0.563243574106764" calcext:value-type="float">
            <text:p>0,563243574106764</text:p>
          </table:table-cell>
          <table:table-cell table:style-name="ce4" table:formula="of:=ABS([.B23]-[.E23])/[.B23]*100" office:value-type="float" office:value="0.399924083202121" calcext:value-type="float">
            <text:p>0,399924083202121</text:p>
          </table:table-cell>
          <table:table-cell table:style-name="ce4" table:formula="of:=-0.00000000652564684212289 * [.A23]*[.A23]+0.00049492032321*[.A23]-0.161626127571879" office:value-type="float" office:value="0.563219356628956" calcext:value-type="float">
            <text:p>0,563219356628956</text:p>
          </table:table-cell>
          <table:table-cell table:formula="of:=ABS([.B23]-[.G23])/[.B23]*100" office:value-type="float" office:value="0.395607242238206" calcext:value-type="float">
            <text:p>0,39560724223820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588" calcext:value-type="float">
            <text:p>0,588</text:p>
          </table:table-cell>
          <table:table-cell table:style-name="ce4" table:formula="of:=0.000481629866552*[.A24]-0.155885920162406" office:value-type="float" office:value="0.59208526259285" calcext:value-type="float">
            <text:p>0,59208526259285</text:p>
          </table:table-cell>
          <table:table-cell table:style-name="ce4" table:formula="of:=ABS([.B24]-[.C24])/[.B24]*100" office:value-type="float" office:value="0.694772549804445" calcext:value-type="float">
            <text:p>0,694772549804445</text:p>
          </table:table-cell>
          <table:table-cell table:style-name="ce4" table:formula="of:=-0.00000000586780571462522 * [.A24]*[.A24]+0.000493468763266*[.A24]-0.160901604616591" office:value-type="float" office:value="0.591303358102723" calcext:value-type="float">
            <text:p>0,591303358102723</text:p>
          </table:table-cell>
          <table:table-cell table:style-name="ce4" table:formula="of:=ABS([.B24]-[.E24])/[.B24]*100" office:value-type="float" office:value="0.56179559570113" calcext:value-type="float">
            <text:p>0,56179559570113</text:p>
          </table:table-cell>
          <table:table-cell table:style-name="ce4" table:formula="of:=-0.00000000652564684212289 * [.A24]*[.A24]+0.00049492032321*[.A24]-0.161626127571879" office:value-type="float" office:value="0.591246520588598" calcext:value-type="float">
            <text:p>0,591246520588598</text:p>
          </table:table-cell>
          <table:table-cell table:formula="of:=ABS([.B24]-[.G24])/[.B24]*100" office:value-type="float" office:value="0.552129351802302" calcext:value-type="float">
            <text:p>0,55212935180230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618" calcext:value-type="float">
            <text:p>0,618</text:p>
          </table:table-cell>
          <table:table-cell table:style-name="ce4" table:formula="of:=0.000481629866552*[.A25]-0.155885920162406" office:value-type="float" office:value="0.62098305458597" calcext:value-type="float">
            <text:p>0,62098305458597</text:p>
          </table:table-cell>
          <table:table-cell table:style-name="ce4" table:formula="of:=ABS([.B25]-[.C25])/[.B25]*100" office:value-type="float" office:value="0.48269491682363" calcext:value-type="float">
            <text:p>0,48269491682363</text:p>
          </table:table-cell>
          <table:table-cell table:style-name="ce4" table:formula="of:=-0.00000000586780571462522 * [.A25]*[.A25]+0.000493468763266*[.A25]-0.160901604616591" office:value-type="float" office:value="0.619796835525133" calcext:value-type="float">
            <text:p>0,619796835525133</text:p>
          </table:table-cell>
          <table:table-cell table:style-name="ce4" table:formula="of:=ABS([.B25]-[.E25])/[.B25]*100" office:value-type="float" office:value="0.290750084972904" calcext:value-type="float">
            <text:p>0,290750084972904</text:p>
          </table:table-cell>
          <table:table-cell table:style-name="ce4" table:formula="of:=-0.00000000652564684212289 * [.A25]*[.A25]+0.00049492032321*[.A25]-0.161626127571879" office:value-type="float" office:value="0.619702128107068" calcext:value-type="float">
            <text:p>0,619702128107068</text:p>
          </table:table-cell>
          <table:table-cell table:formula="of:=ABS([.B25]-[.G25])/[.B25]*100" office:value-type="float" office:value="0.275425260043337" calcext:value-type="float">
            <text:p>0,27542526004333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655" calcext:value-type="float">
            <text:p>0,655</text:p>
          </table:table-cell>
          <table:table-cell table:style-name="ce4" table:formula="of:=0.000481629866552*[.A26]-0.155885920162406" office:value-type="float" office:value="0.648435956979434" calcext:value-type="float">
            <text:p>0,648435956979434</text:p>
          </table:table-cell>
          <table:table-cell table:style-name="ce4" table:formula="of:=ABS([.B26]-[.C26])/[.B26]*100" office:value-type="float" office:value="1.00214397260548" calcext:value-type="float">
            <text:p>1,00214397260548</text:p>
          </table:table-cell>
          <table:table-cell table:style-name="ce4" table:formula="of:=-0.00000000586780571462522 * [.A26]*[.A26]+0.000493468763266*[.A26]-0.160901604616591" office:value-type="float" office:value="0.646826506680111" calcext:value-type="float">
            <text:p>0,646826506680111</text:p>
          </table:table-cell>
          <table:table-cell table:style-name="ce4" table:formula="of:=ABS([.B26]-[.E26])/[.B26]*100" office:value-type="float" office:value="1.24786157555558" calcext:value-type="float">
            <text:p>1,24786157555558</text:p>
          </table:table-cell>
          <table:table-cell table:style-name="ce4" table:formula="of:=-0.00000000652564684212289 * [.A26]*[.A26]+0.00049492032321*[.A26]-0.161626127571879" office:value-type="float" office:value="0.646691435710825" calcext:value-type="float">
            <text:p>0,646691435710825</text:p>
          </table:table-cell>
          <table:table-cell table:formula="of:=ABS([.B26]-[.G26])/[.B26]*100" office:value-type="float" office:value="1.26848309758404" calcext:value-type="float">
            <text:p>1,26848309758404</text:p>
          </table:table-cell>
        </table:table-row>
        <table:table-row table:style-name="ro1">
          <table:table-cell table:style-name="ce1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2">
          <table:table-cell table:style-name="ce1"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 table:number-columns-spanned="8" table:number-rows-spanned="1">
            <text:p>Ajuste Tensión</text:p>
          </table:table-cell>
          <table:covered-table-cell table:number-columns-repeated="6"/>
          <table:covered-table-cell table:style-name="ce2"/>
        </table:table-row>
        <table:table-row table:style-name="ro1">
          <table:table-cell office:value-type="string" calcext:value-type="string">
            <text:p>Mediana(mV)</text:p>
          </table:table-cell>
          <table:table-cell office:value-type="string" calcext:value-type="string">
            <text:p>Tensión(V)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Incert.lineal</text:p>
          </table:table-cell>
          <table:table-cell office:value-type="string" calcext:value-type="string">
            <text:p>Cuadratica</text:p>
          </table:table-cell>
          <table:table-cell office:value-type="string" calcext:value-type="string">
            <text:p>incert.cuad</text:p>
          </table:table-cell>
          <table:table-cell/>
          <table:table-cell table:style-name="ce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0.004793170259625*[.A33]-1.57251188217878" office:value-type="float" office:value="0.0188206440167202" calcext:value-type="float">
            <text:p>0,01882064401672</text:p>
          </table:table-cell>
          <table:table-cell table:formula="of:=ABS([.B33]-[.C33])/[.B33]*100" office:value-type="string" office:string-value="" calcext:value-type="error">
            <text:p>#¡DIV/0!</text:p>
          </table:table-cell>
          <table:table-cell table:formula="of:=-0.0000000596427656610408 *[.A33]*[.A33]+0.004911705419677*[.A33]-1.61866365835977" office:value-type="float" office:value="0.00544847677077165" calcext:value-type="float">
            <text:p>0,005448476770772</text:p>
          </table:table-cell>
          <table:table-cell table:formula="of:=ABS([.B33]-[.E33])/[.B33]*100" office:value-type="string" office:string-value="" calcext:value-type="error">
            <text:p>#¡DIV/0!</text:p>
          </table:table-cell>
          <table:table-cell/>
          <table:table-cell table:style-name="ce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891" calcext:value-type="float">
            <text:p>0,0891</text:p>
          </table:table-cell>
          <table:table-cell table:formula="of:=0.004793170259625*[.A34]-1.57251188217878" office:value-type="float" office:value="0.11468404920922" calcext:value-type="float">
            <text:p>0,11468404920922</text:p>
          </table:table-cell>
          <table:table-cell table:formula="of:=ABS([.B34]-[.C34])/[.B34]*100" office:value-type="float" office:value="28.7138599430081" calcext:value-type="float">
            <text:p>28,7138599430081</text:p>
          </table:table-cell>
          <table:table-cell table:formula="of:=-0.0000000596427656610408 *[.A34]*[.A34]+0.004911705419677*[.A34]-1.61866365835977" office:value-type="float" office:value="0.102866672130068" calcext:value-type="float">
            <text:p>0,102866672130068</text:p>
          </table:table-cell>
          <table:table-cell table:formula="of:=ABS([.B34]-[.E34])/[.B34]*100" office:value-type="float" office:value="15.4508104714572" calcext:value-type="float">
            <text:p>15,4508104714572</text:p>
          </table:table-cell>
          <table:table-cell/>
          <table:table-cell table:style-name="ce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83" calcext:value-type="float">
            <text:p>0,183</text:p>
          </table:table-cell>
          <table:table-cell table:formula="of:=0.004793170259625*[.A35]-1.57251188217878" office:value-type="float" office:value="0.20096111388247" calcext:value-type="float">
            <text:p>0,20096111388247</text:p>
          </table:table-cell>
          <table:table-cell table:formula="of:=ABS([.B35]-[.C35])/[.B35]*100" office:value-type="float" office:value="9.81481632921874" calcext:value-type="float">
            <text:p>9,81481632921874</text:p>
          </table:table-cell>
          <table:table-cell table:formula="of:=-0.0000000596427656610408 *[.A35]*[.A35]+0.004911705419677*[.A35]-1.61866365835977" office:value-type="float" office:value="0.190502252301724" calcext:value-type="float">
            <text:p>0,190502252301724</text:p>
          </table:table-cell>
          <table:table-cell table:formula="of:=ABS([.B35]-[.E35])/[.B35]*100" office:value-type="float" office:value="4.09959142170693" calcext:value-type="float">
            <text:p>4,09959142170693</text:p>
          </table:table-cell>
          <table:table-cell/>
          <table:table-cell table:style-name="ce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767" calcext:value-type="float">
            <text:p>0,3767</text:p>
          </table:table-cell>
          <table:table-cell table:formula="of:=0.004793170259625*[.A36]-1.57251188217878" office:value-type="float" office:value="0.39268792426747" calcext:value-type="float">
            <text:p>0,39268792426747</text:p>
          </table:table-cell>
          <table:table-cell table:formula="of:=ABS([.B36]-[.C36])/[.B36]*100" office:value-type="float" office:value="4.24420607047255" calcext:value-type="float">
            <text:p>4,24420607047255</text:p>
          </table:table-cell>
          <table:table-cell table:formula="of:=-0.0000000596427656610408 *[.A36]*[.A36]+0.004911705419677*[.A36]-1.61866365835977" office:value-type="float" office:value="0.385109614800179" calcext:value-type="float">
            <text:p>0,385109614800179</text:p>
          </table:table-cell>
          <table:table-cell table:formula="of:=ABS([.B36]-[.E36])/[.B36]*100" office:value-type="float" office:value="2.23244353601781" calcext:value-type="float">
            <text:p>2,23244353601781</text:p>
          </table:table-cell>
          <table:table-cell/>
          <table:table-cell table:style-name="ce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4651" calcext:value-type="float">
            <text:p>0,4651</text:p>
          </table:table-cell>
          <table:table-cell table:formula="of:=0.004793170259625*[.A37]-1.57251188217878" office:value-type="float" office:value="0.474171818681095" calcext:value-type="float">
            <text:p>0,474171818681095</text:p>
          </table:table-cell>
          <table:table-cell table:formula="of:=ABS([.B37]-[.C37])/[.B37]*100" office:value-type="float" office:value="1.95050928426043" calcext:value-type="float">
            <text:p>1,95050928426043</text:p>
          </table:table-cell>
          <table:table-cell table:formula="of:=-0.0000000596427656610408 *[.A37]*[.A37]+0.004911705419677*[.A37]-1.61866365835977" office:value-type="float" office:value="0.467759950022097" calcext:value-type="float">
            <text:p>0,467759950022097</text:p>
          </table:table-cell>
          <table:table-cell table:formula="of:=ABS([.B37]-[.E37])/[.B37]*100" office:value-type="float" office:value="0.571909271575363" calcext:value-type="float">
            <text:p>0,571909271575363</text:p>
          </table:table-cell>
          <table:table-cell/>
          <table:table-cell table:style-name="ce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3917" calcext:value-type="float">
            <text:p>0,23917</text:p>
          </table:table-cell>
          <table:table-cell table:formula="of:=0.004793170259625*[.A38]-1.57251188217878" office:value-type="float" office:value="0.24889281647872" calcext:value-type="float">
            <text:p>0,24889281647872</text:p>
          </table:table-cell>
          <table:table-cell table:formula="of:=ABS([.B38]-[.C38])/[.B38]*100" office:value-type="float" office:value="4.06523246173027" calcext:value-type="float">
            <text:p>4,06523246173027</text:p>
          </table:table-cell>
          <table:table-cell table:formula="of:=-0.0000000596427656610408 *[.A38]*[.A38]+0.004911705419677*[.A38]-1.61866365835977" office:value-type="float" office:value="0.239171985756036" calcext:value-type="float">
            <text:p>0,239171985756036</text:p>
          </table:table-cell>
          <table:table-cell table:formula="of:=ABS([.B38]-[.E38])/[.B38]*100" office:value-type="float" office:value="0.000830269697667118" calcext:value-type="float">
            <text:p>0,000830269697667</text:p>
          </table:table-cell>
          <table:table-cell/>
          <table:table-cell table:style-name="ce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4704" calcext:value-type="float">
            <text:p>0,4704</text:p>
          </table:table-cell>
          <table:table-cell table:formula="of:=0.004793170259625*[.A39]-1.57251188217878" office:value-type="float" office:value="0.45979230790222" calcext:value-type="float">
            <text:p>0,45979230790222</text:p>
          </table:table-cell>
          <table:table-cell table:formula="of:=ABS([.B39]-[.C39])/[.B39]*100" office:value-type="float" office:value="2.25503658541239" calcext:value-type="float">
            <text:p>2,25503658541239</text:p>
          </table:table-cell>
          <table:table-cell table:formula="of:=-0.0000000596427656610408 *[.A39]*[.A39]+0.004911705419677*[.A39]-1.61866365835977" office:value-type="float" office:value="0.453177101743799" calcext:value-type="float">
            <text:p>0,453177101743799</text:p>
          </table:table-cell>
          <table:table-cell table:formula="of:=ABS([.B39]-[.E39])/[.B39]*100" office:value-type="float" office:value="3.66133041160739" calcext:value-type="float">
            <text:p>3,66133041160739</text:p>
          </table:table-cell>
          <table:table-cell/>
          <table:table-cell table:style-name="ce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8031" calcext:value-type="float">
            <text:p>0,8031</text:p>
          </table:table-cell>
          <table:table-cell table:formula="of:=0.004793170259625*[.A40]-1.57251188217878" office:value-type="float" office:value="0.790521055816345" calcext:value-type="float">
            <text:p>0,790521055816345</text:p>
          </table:table-cell>
          <table:table-cell table:formula="of:=ABS([.B40]-[.C40])/[.B40]*100" office:value-type="float" office:value="1.56629861582056" calcext:value-type="float">
            <text:p>1,56629861582056</text:p>
          </table:table-cell>
          <table:table-cell table:formula="of:=-0.0000000596427656610408 *[.A40]*[.A40]+0.004911705419677*[.A40]-1.61866365835977" office:value-type="float" office:value="0.788310998989841" calcext:value-type="float">
            <text:p>0,788310998989841</text:p>
          </table:table-cell>
          <table:table-cell table:formula="of:=ABS([.B40]-[.E40])/[.B40]*100" office:value-type="float" office:value="1.84148935501916" calcext:value-type="float">
            <text:p>1,84148935501916</text:p>
          </table:table-cell>
          <table:table-cell/>
          <table:table-cell table:style-name="ce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091" calcext:value-type="float">
            <text:p>1,091</text:p>
          </table:table-cell>
          <table:table-cell table:formula="of:=0.004793170259625*[.A41]-1.57251188217878" office:value-type="float" office:value="1.06373176061497" calcext:value-type="float">
            <text:p>1,06373176061497</text:p>
          </table:table-cell>
          <table:table-cell table:formula="of:=ABS([.B41]-[.C41])/[.B41]*100" office:value-type="float" office:value="2.49938032860035" calcext:value-type="float">
            <text:p>2,49938032860035</text:p>
          </table:table-cell>
          <table:table-cell table:formula="of:=-0.0000000596427656610408 *[.A41]*[.A41]+0.004911705419677*[.A41]-1.61866365835977" office:value-type="float" office:value="1.06473238585012" calcext:value-type="float">
            <text:p>1,06473238585012</text:p>
          </table:table-cell>
          <table:table-cell table:formula="of:=ABS([.B41]-[.E41])/[.B41]*100" office:value-type="float" office:value="2.40766399174008" calcext:value-type="float">
            <text:p>2,40766399174008</text:p>
          </table:table-cell>
          <table:table-cell/>
          <table:table-cell table:style-name="ce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948" calcext:value-type="float">
            <text:p>1,4948</text:p>
          </table:table-cell>
          <table:table-cell table:formula="of:=0.004793170259625*[.A42]-1.57251188217878" office:value-type="float" office:value="1.49991025424085" calcext:value-type="float">
            <text:p>1,49991025424085</text:p>
          </table:table-cell>
          <table:table-cell table:formula="of:=ABS([.B42]-[.C42])/[.B42]*100" office:value-type="float" office:value="0.341868761094809" calcext:value-type="float">
            <text:p>0,341868761094809</text:p>
          </table:table-cell>
          <table:table-cell table:formula="of:=-0.0000000596427656610408 *[.A42]*[.A42]+0.004911705419677*[.A42]-1.61866365835977" office:value-type="float" office:value="1.50523343645561" calcext:value-type="float">
            <text:p>1,50523343645561</text:p>
          </table:table-cell>
          <table:table-cell table:formula="of:=ABS([.B42]-[.E42])/[.B42]*100" office:value-type="float" office:value="0.697982101659948" calcext:value-type="float">
            <text:p>0,697982101659948</text:p>
          </table:table-cell>
          <table:table-cell/>
          <table:table-cell table:style-name="ce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7833" calcext:value-type="float">
            <text:p>1,7833</text:p>
          </table:table-cell>
          <table:table-cell table:formula="of:=0.004793170259625*[.A43]-1.57251188217878" office:value-type="float" office:value="1.7779141292991" calcext:value-type="float">
            <text:p>1,7779141292991</text:p>
          </table:table-cell>
          <table:table-cell table:formula="of:=ABS([.B43]-[.C43])/[.B43]*100" office:value-type="float" office:value="0.302017086351422" calcext:value-type="float">
            <text:p>0,302017086351422</text:p>
          </table:table-cell>
          <table:table-cell table:formula="of:=-0.0000000596427656610408 *[.A43]*[.A43]+0.004911705419677*[.A43]-1.61866365835977" office:value-type="float" office:value="1.7854769150497" calcext:value-type="float">
            <text:p>1,7854769150497</text:p>
          </table:table-cell>
          <table:table-cell table:formula="of:=ABS([.B43]-[.E43])/[.B43]*100" office:value-type="float" office:value="0.122072284512033" calcext:value-type="float">
            <text:p>0,122072284512033</text:p>
          </table:table-cell>
          <table:table-cell/>
          <table:table-cell table:style-name="ce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0536" calcext:value-type="float">
            <text:p>2,0536</text:p>
          </table:table-cell>
          <table:table-cell table:formula="of:=0.004793170259625*[.A44]-1.57251188217878" office:value-type="float" office:value="2.04153849357847" calcext:value-type="float">
            <text:p>2,04153849357847</text:p>
          </table:table-cell>
          <table:table-cell table:formula="of:=ABS([.B44]-[.C44])/[.B44]*100" office:value-type="float" office:value="0.587334749782297" calcext:value-type="float">
            <text:p>0,587334749782297</text:p>
          </table:table-cell>
          <table:table-cell table:formula="of:=-0.0000000596427656610408 *[.A44]*[.A44]+0.004911705419677*[.A44]-1.61866365835977" office:value-type="float" office:value="2.05085436151414" calcext:value-type="float">
            <text:p>2,05085436151414</text:p>
          </table:table-cell>
          <table:table-cell table:formula="of:=ABS([.B44]-[.E44])/[.B44]*100" office:value-type="float" office:value="0.13369879654576" calcext:value-type="float">
            <text:p>0,13369879654576</text:p>
          </table:table-cell>
          <table:table-cell/>
          <table:table-cell table:style-name="ce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469" calcext:value-type="float">
            <text:p>2,3469</text:p>
          </table:table-cell>
          <table:table-cell table:formula="of:=0.004793170259625*[.A45]-1.57251188217878" office:value-type="float" office:value="2.34350821993485" calcext:value-type="float">
            <text:p>2,34350821993485</text:p>
          </table:table-cell>
          <table:table-cell table:formula="of:=ABS([.B45]-[.C45])/[.B45]*100" office:value-type="float" office:value="0.144521712265322" calcext:value-type="float">
            <text:p>0,144521712265322</text:p>
          </table:table-cell>
          <table:table-cell table:formula="of:=-0.0000000596427656610408 *[.A45]*[.A45]+0.004911705419677*[.A45]-1.61866365835977" office:value-type="float" office:value="2.35438877950802" calcext:value-type="float">
            <text:p>2,35438877950802</text:p>
          </table:table-cell>
          <table:table-cell table:formula="of:=ABS([.B45]-[.E45])/[.B45]*100" office:value-type="float" office:value="0.319092398824713" calcext:value-type="float">
            <text:p>0,319092398824713</text:p>
          </table:table-cell>
          <table:table-cell/>
          <table:table-cell table:style-name="ce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6352" calcext:value-type="float">
            <text:p>2,6352</text:p>
          </table:table-cell>
          <table:table-cell table:formula="of:=0.004793170259625*[.A46]-1.57251188217878" office:value-type="float" office:value="2.6215120949931" calcext:value-type="float">
            <text:p>2,6215120949931</text:p>
          </table:table-cell>
          <table:table-cell table:formula="of:=ABS([.B46]-[.C46])/[.B46]*100" office:value-type="float" office:value="0.519425660553468" calcext:value-type="float">
            <text:p>0,519425660553468</text:p>
          </table:table-cell>
          <table:table-cell table:formula="of:=-0.0000000596427656610408 *[.A46]*[.A46]+0.004911705419677*[.A46]-1.61866365835977" office:value-type="float" office:value="2.63341459139837" calcext:value-type="float">
            <text:p>2,63341459139837</text:p>
          </table:table-cell>
          <table:table-cell table:formula="of:=ABS([.B46]-[.E46])/[.B46]*100" office:value-type="float" office:value="0.0677522996975145" calcext:value-type="float">
            <text:p>0,067752299697515</text:p>
          </table:table-cell>
          <table:table-cell/>
          <table:table-cell table:style-name="ce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9283" calcext:value-type="float">
            <text:p>2,9283</text:p>
          </table:table-cell>
          <table:table-cell table:formula="of:=0.004793170259625*[.A47]-1.57251188217878" office:value-type="float" office:value="2.91389548083022" calcext:value-type="float">
            <text:p>2,91389548083022</text:p>
          </table:table-cell>
          <table:table-cell table:formula="of:=ABS([.B47]-[.C47])/[.B47]*100" office:value-type="float" office:value="0.491907221588632" calcext:value-type="float">
            <text:p>0,491907221588632</text:p>
          </table:table-cell>
          <table:table-cell table:formula="of:=-0.0000000596427656610408 *[.A47]*[.A47]+0.004911705419677*[.A47]-1.61866365835977" office:value-type="float" office:value="2.92643982603333" calcext:value-type="float">
            <text:p>2,92643982603333</text:p>
          </table:table-cell>
          <table:table-cell table:formula="of:=ABS([.B47]-[.E47])/[.B47]*100" office:value-type="float" office:value="0.0635240230397741" calcext:value-type="float">
            <text:p>0,063524023039774</text:p>
          </table:table-cell>
          <table:table-cell/>
          <table:table-cell table:style-name="ce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2216" calcext:value-type="float">
            <text:p>3,2216</text:p>
          </table:table-cell>
          <table:table-cell table:formula="of:=0.004793170259625*[.A48]-1.57251188217878" office:value-type="float" office:value="3.20148569640772" calcext:value-type="float">
            <text:p>3,20148569640772</text:p>
          </table:table-cell>
          <table:table-cell table:formula="of:=ABS([.B48]-[.C48])/[.B48]*100" office:value-type="float" office:value="0.62435757363668" calcext:value-type="float">
            <text:p>0,62435757363668</text:p>
          </table:table-cell>
          <table:table-cell table:formula="of:=-0.0000000596427656610408 *[.A48]*[.A48]+0.004911705419677*[.A48]-1.61866365835977" office:value-type="float" office:value="3.21422836181852" calcext:value-type="float">
            <text:p>3,21422836181852</text:p>
          </table:table-cell>
          <table:table-cell table:formula="of:=ABS([.B48]-[.E48])/[.B48]*100" office:value-type="float" office:value="0.228819163815513" calcext:value-type="float">
            <text:p>0,228819163815513</text:p>
          </table:table-cell>
          <table:table-cell/>
          <table:table-cell table:style-name="ce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5152" calcext:value-type="float">
            <text:p>3,5152</text:p>
          </table:table-cell>
          <table:table-cell table:formula="of:=0.004793170259625*[.A49]-1.57251188217878" office:value-type="float" office:value="3.50824859302372" calcext:value-type="float">
            <text:p>3,50824859302372</text:p>
          </table:table-cell>
          <table:table-cell table:formula="of:=ABS([.B49]-[.C49])/[.B49]*100" office:value-type="float" office:value="0.197752815665685" calcext:value-type="float">
            <text:p>0,197752815665685</text:p>
          </table:table-cell>
          <table:table-cell table:formula="of:=-0.0000000596427656610408 *[.A49]*[.A49]+0.004911705419677*[.A49]-1.61866365835977" office:value-type="float" office:value="3.52072947500111" calcext:value-type="float">
            <text:p>3,52072947500111</text:p>
          </table:table-cell>
          <table:table-cell table:formula="of:=ABS([.B49]-[.E49])/[.B49]*100" office:value-type="float" office:value="0.157301860523021" calcext:value-type="float">
            <text:p>0,157301860523021</text:p>
          </table:table-cell>
          <table:table-cell/>
          <table:table-cell table:style-name="ce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.8083" calcext:value-type="float">
            <text:p>3,8083</text:p>
          </table:table-cell>
          <table:table-cell table:formula="of:=0.004793170259625*[.A50]-1.57251188217878" office:value-type="float" office:value="3.79583880860122" calcext:value-type="float">
            <text:p>3,79583880860122</text:p>
          </table:table-cell>
          <table:table-cell table:formula="of:=ABS([.B50]-[.C50])/[.B50]*100" office:value-type="float" office:value="0.327211390877282" calcext:value-type="float">
            <text:p>0,327211390877282</text:p>
          </table:table-cell>
          <table:table-cell table:formula="of:=-0.0000000596427656610408 *[.A50]*[.A50]+0.004911705419677*[.A50]-1.61866365835977" office:value-type="float" office:value="3.80763052643326" calcext:value-type="float">
            <text:p>3,80763052643326</text:p>
          </table:table-cell>
          <table:table-cell table:formula="of:=ABS([.B50]-[.E50])/[.B50]*100" office:value-type="float" office:value="0.017579328486174" calcext:value-type="float">
            <text:p>0,017579328486174</text:p>
          </table:table-cell>
          <table:table-cell/>
          <table:table-cell table:style-name="ce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.102" calcext:value-type="float">
            <text:p>4,102</text:p>
          </table:table-cell>
          <table:table-cell table:formula="of:=0.004793170259625*[.A51]-1.57251188217878" office:value-type="float" office:value="4.0978085349576" calcext:value-type="float">
            <text:p>4,0978085349576</text:p>
          </table:table-cell>
          <table:table-cell table:formula="of:=ABS([.B51]-[.C51])/[.B51]*100" office:value-type="float" office:value="0.10218101029754" calcext:value-type="float">
            <text:p>0,10218101029754</text:p>
          </table:table-cell>
          <table:table-cell table:formula="of:=-0.0000000596427656610408 *[.A51]*[.A51]+0.004911705419677*[.A51]-1.61866365835977" office:value-type="float" office:value="4.10841445864592" calcext:value-type="float">
            <text:p>4,10841445864592</text:p>
          </table:table-cell>
          <table:table-cell table:formula="of:=ABS([.B51]-[.E51])/[.B51]*100" office:value-type="float" office:value="0.156373930909731" calcext:value-type="float">
            <text:p>0,156373930909731</text:p>
          </table:table-cell>
          <table:table-cell/>
          <table:table-cell table:style-name="ce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395" calcext:value-type="float">
            <text:p>4,395</text:p>
          </table:table-cell>
          <table:table-cell table:formula="of:=0.004793170259625*[.A52]-1.57251188217878" office:value-type="float" office:value="4.3853987505351" calcext:value-type="float">
            <text:p>4,3853987505351</text:p>
          </table:table-cell>
          <table:table-cell table:formula="of:=ABS([.B52]-[.C52])/[.B52]*100" office:value-type="float" office:value="0.218458463365275" calcext:value-type="float">
            <text:p>0,218458463365275</text:p>
          </table:table-cell>
          <table:table-cell table:formula="of:=-0.0000000596427656610408 *[.A52]*[.A52]+0.004911705419677*[.A52]-1.61866365835977" office:value-type="float" office:value="4.39443518285692" calcext:value-type="float">
            <text:p>4,39443518285692</text:p>
          </table:table-cell>
          <table:table-cell table:formula="of:=ABS([.B52]-[.E52])/[.B52]*100" office:value-type="float" office:value="0.0128513570667497" calcext:value-type="float">
            <text:p>0,01285135706675</text:p>
          </table:table-cell>
          <table:table-cell/>
          <table:table-cell table:style-name="ce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705" calcext:value-type="float">
            <text:p>4,705</text:p>
          </table:table-cell>
          <table:table-cell table:formula="of:=0.004793170259625*[.A53]-1.57251188217878" office:value-type="float" office:value="4.7113343281896" calcext:value-type="float">
            <text:p>4,7113343281896</text:p>
          </table:table-cell>
          <table:table-cell table:formula="of:=ABS([.B53]-[.C53])/[.B53]*100" office:value-type="float" office:value="0.134629717100857" calcext:value-type="float">
            <text:p>0,134629717100857</text:p>
          </table:table-cell>
          <table:table-cell table:formula="of:=-0.0000000596427656610408 *[.A53]*[.A53]+0.004911705419677*[.A53]-1.61866365835977" office:value-type="float" office:value="4.71807287299707" calcext:value-type="float">
            <text:p>4,71807287299707</text:p>
          </table:table-cell>
          <table:table-cell table:formula="of:=ABS([.B53]-[.E53])/[.B53]*100" office:value-type="float" office:value="0.277850648184224" calcext:value-type="float">
            <text:p>0,277850648184224</text:p>
          </table:table-cell>
          <table:table-cell/>
          <table:table-cell table:style-name="ce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</text:p>
          </table:table-cell>
          <table:table-cell table:formula="of:=0.004793170259625*[.A54]-1.57251188217878" office:value-type="float" office:value="5.00371771402672" calcext:value-type="float">
            <text:p>5,00371771402672</text:p>
          </table:table-cell>
          <table:table-cell table:formula="of:=ABS([.B54]-[.C54])/[.B54]*100" office:value-type="float" office:value="0.0743542805344077" calcext:value-type="float">
            <text:p>0,074354280534408</text:p>
          </table:table-cell>
          <table:table-cell table:formula="of:=-0.0000000596427656610408 *[.A54]*[.A54]+0.004911705419677*[.A54]-1.61866365835977" office:value-type="float" office:value="5.00792558964098" calcext:value-type="float">
            <text:p>5,00792558964098</text:p>
          </table:table-cell>
          <table:table-cell table:formula="of:=ABS([.B54]-[.E54])/[.B54]*100" office:value-type="float" office:value="0.158511792819649" calcext:value-type="float">
            <text:p>0,158511792819649</text:p>
          </table:table-cell>
          <table:table-cell/>
          <table:table-cell table:style-name="ce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.276" calcext:value-type="float">
            <text:p>5,276</text:p>
          </table:table-cell>
          <table:table-cell table:formula="of:=0.004793170259625*[.A55]-1.57251188217878" office:value-type="float" office:value="5.27213524856572" calcext:value-type="float">
            <text:p>5,27213524856572</text:p>
          </table:table-cell>
          <table:table-cell table:formula="of:=ABS([.B55]-[.C55])/[.B55]*100" office:value-type="float" office:value="0.0732515434852035" calcext:value-type="float">
            <text:p>0,073251543485204</text:p>
          </table:table-cell>
          <table:table-cell table:formula="of:=-0.0000000596427656610408 *[.A55]*[.A55]+0.004911705419677*[.A55]-1.61866365835977" office:value-type="float" office:value="5.27362910748724" calcext:value-type="float">
            <text:p>5,27362910748724</text:p>
          </table:table-cell>
          <table:table-cell table:formula="of:=ABS([.B55]-[.E55])/[.B55]*100" office:value-type="float" office:value="0.0449373107042818" calcext:value-type="float">
            <text:p>0,044937310704282</text:p>
          </table:table-cell>
          <table:table-cell/>
          <table:table-cell table:style-name="ce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.568" calcext:value-type="float">
            <text:p>5,568</text:p>
          </table:table-cell>
          <table:table-cell table:formula="of:=0.004793170259625*[.A56]-1.57251188217878" office:value-type="float" office:value="5.56931180466247" calcext:value-type="float">
            <text:p>5,56931180466247</text:p>
          </table:table-cell>
          <table:table-cell table:formula="of:=ABS([.B56]-[.C56])/[.B56]*100" office:value-type="float" office:value="0.0235597101736918" calcext:value-type="float">
            <text:p>0,023559710173692</text:p>
          </table:table-cell>
          <table:table-cell table:formula="of:=-0.0000000596427656610408 *[.A56]*[.A56]+0.004911705419677*[.A56]-1.61866365835977" office:value-type="float" office:value="5.56736451291488" calcext:value-type="float">
            <text:p>5,56736451291488</text:p>
          </table:table-cell>
          <table:table-cell table:formula="of:=ABS([.B56]-[.E56])/[.B56]*100" office:value-type="float" office:value="0.0114132019596856" calcext:value-type="float">
            <text:p>0,011413201959686</text:p>
          </table:table-cell>
          <table:table-cell/>
          <table:table-cell table:style-name="ce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.863" calcext:value-type="float">
            <text:p>5,863</text:p>
          </table:table-cell>
          <table:table-cell table:formula="of:=0.004793170259625*[.A57]-1.57251188217878" office:value-type="float" office:value="5.86648836075922" calcext:value-type="float">
            <text:p>5,86648836075922</text:p>
          </table:table-cell>
          <table:table-cell table:formula="of:=ABS([.B57]-[.C57])/[.B57]*100" office:value-type="float" office:value="0.0594978809350274" calcext:value-type="float">
            <text:p>0,059497880935027</text:p>
          </table:table-cell>
          <table:table-cell table:formula="of:=-0.0000000596427656610408 *[.A57]*[.A57]+0.004911705419677*[.A57]-1.61866365835977" office:value-type="float" office:value="5.86064138476012" calcext:value-type="float">
            <text:p>5,86064138476012</text:p>
          </table:table-cell>
          <table:table-cell table:formula="of:=ABS([.B57]-[.E57])/[.B57]*100" office:value-type="float" office:value="0.0402288118689562" calcext:value-type="float">
            <text:p>0,040228811868956</text:p>
          </table:table-cell>
          <table:table-cell/>
          <table:table-cell table:style-name="ce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15" calcext:value-type="float">
            <text:p>6,15</text:p>
          </table:table-cell>
          <table:table-cell table:formula="of:=0.004793170259625*[.A58]-1.57251188217878" office:value-type="float" office:value="6.1492854060771" calcext:value-type="float">
            <text:p>6,1492854060771</text:p>
          </table:table-cell>
          <table:table-cell table:formula="of:=ABS([.B58]-[.C58])/[.B58]*100" office:value-type="float" office:value="0.0116194133805685" calcext:value-type="float">
            <text:p>0,011619413380569</text:p>
          </table:table-cell>
          <table:table-cell table:formula="of:=-0.0000000596427656610408 *[.A58]*[.A58]+0.004911705419677*[.A58]-1.61866365835977" office:value-type="float" office:value="6.1393016505217" calcext:value-type="float">
            <text:p>6,1393016505217</text:p>
          </table:table-cell>
          <table:table-cell table:formula="of:=ABS([.B58]-[.E58])/[.B58]*100" office:value-type="float" office:value="0.173956902086196" calcext:value-type="float">
            <text:p>0,173956902086196</text:p>
          </table:table-cell>
          <table:table-cell/>
          <table:table-cell table:style-name="ce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549" calcext:value-type="float">
            <text:p>6,549</text:p>
          </table:table-cell>
          <table:table-cell table:formula="of:=0.004793170259625*[.A59]-1.57251188217878" office:value-type="float" office:value="6.5519117078856" calcext:value-type="float">
            <text:p>6,5519117078856</text:p>
          </table:table-cell>
          <table:table-cell table:formula="of:=ABS([.B59]-[.C59])/[.B59]*100" office:value-type="float" office:value="0.0444603433439545" calcext:value-type="float">
            <text:p>0,044460343343955</text:p>
          </table:table-cell>
          <table:table-cell table:formula="of:=-0.0000000596427656610408 *[.A59]*[.A59]+0.004911705419677*[.A59]-1.61866365835977" office:value-type="float" office:value="6.53532187117943" calcext:value-type="float">
            <text:p>6,53532187117943</text:p>
          </table:table-cell>
          <table:table-cell table:formula="of:=ABS([.B59]-[.E59])/[.B59]*100" office:value-type="float" office:value="0.208858280967572" calcext:value-type="float">
            <text:p>0,208858280967572</text:p>
          </table:table-cell>
          <table:table-cell/>
          <table:table-cell table:style-name="ce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97" calcext:value-type="float">
            <text:p>6,97</text:p>
          </table:table-cell>
          <table:table-cell table:formula="of:=0.004793170259625*[.A60]-1.57251188217878" office:value-type="float" office:value="7.00726288254997" calcext:value-type="float">
            <text:p>7,00726288254997</text:p>
          </table:table-cell>
          <table:table-cell table:formula="of:=ABS([.B60]-[.C60])/[.B60]*100" office:value-type="float" office:value="0.534618114059855" calcext:value-type="float">
            <text:p>0,534618114059855</text:p>
          </table:table-cell>
          <table:table-cell table:formula="of:=-0.0000000596427656610408 *[.A60]*[.A60]+0.004911705419677*[.A60]-1.61866365835977" office:value-type="float" office:value="6.98218765740752" calcext:value-type="float">
            <text:p>6,98218765740752</text:p>
          </table:table-cell>
          <table:table-cell table:formula="of:=ABS([.B60]-[.E60])/[.B60]*100" office:value-type="float" office:value="0.174858786334582" calcext:value-type="float">
            <text:p>0,174858786334582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0:32:29.060329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2:38:50.756603255</meta:creation-date>
    <dc:date>2022-03-30T13:11:35.244288782</dc:date>
    <meta:editing-duration>PT56M6S</meta:editing-duration>
    <meta:editing-cycles>3</meta:editing-cycles>
    <meta:generator>LibreOffice/6.4.7.2$Linux_X86_64 LibreOffice_project/40$Build-2</meta:generator>
    <meta:document-statistic meta:table-count="1" meta:cell-count="3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703cm" style:legend-expansion="high" chart:style-name="ch2"/>
        <chart:plot-area chart:style-name="ch3" table:cell-range-address="Hoja1.A4:Hoja1.B26" svg:x="0.32cm" svg:y="0.18cm" svg:width="10.312cm" svg:height="8.64cm">
          <chartooo:coordinate-region svg:x="1.047cm" svg:y="0.379cm" svg:width="9.2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:Hoja1.B26" chart:class="chart:scatter">
            <chart:domain table:cell-range-address="Hoja1.A4:Hoja1.A26"/>
            <chart:regression-curve chart:style-name="ch7">
              <chart:equation chart:display-equation="true" chart:display-r-square="true" svg:x="1.222cm" svg:y="0.542cm"/>
            </chart:regression-curve>
            <chart:regression-curve chart:style-name="ch8">
              <chart:equation chart:display-equation="true" chart:display-r-square="true" svg:x="2.982cm" svg:y="7.035cm"/>
            </chart:regression-curve>
            <chart:data-point chart:repeated="21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6">
                <text:p>346</text:p>
                <draw:g>
                  <svg:desc>Hoja1.A4:Hoja1.A26</svg:desc>
                </draw:g>
              </table:table-cell>
              <table:table-cell office:value-type="float" office:value="0.0078">
                <text:p>0.0078</text:p>
                <draw:g>
                  <svg:desc>Hoja1.B4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">
                <text:p>40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6">
                <text:p>466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7">
                <text:p>52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">
                <text:p>584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">
                <text:p>645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6">
                <text:p>706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7">
                <text:p>767</text:p>
              </table:table-cell>
              <table:table-cell office:value-type="float" office:value="0.2161">
                <text:p>0.2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6">
                <text:p>886</text:p>
              </table:table-cell>
              <table:table-cell office:value-type="float" office:value="0.2734">
                <text:p>0.2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9">
                <text:p>949</text:p>
              </table:table-cell>
              <table:table-cell office:value-type="float" office:value="0.3035">
                <text:p>0.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8">
                <text:p>1068</text:p>
              </table:table-cell>
              <table:table-cell office:value-type="float" office:value="0.3599">
                <text:p>0.3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1">
                <text:p>1131</text:p>
              </table:table-cell>
              <table:table-cell office:value-type="float" office:value="0.3899">
                <text:p>0.3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0">
                <text:p>1190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9">
                <text:p>1249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3">
                <text:p>131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1">
                <text:p>137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1">
                <text:p>1431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4">
                <text:p>1494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3">
                <text:p>1553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3">
                <text:p>1613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0">
                <text:p>1670</text:p>
              </table:table-cell>
              <table:table-cell office:value-type="float" office:value="0.655">
                <text:p>0.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scatter" chart:style-name="ch1">
        <chart:legend chart:legend-position="end" svg:x="10.947cm" svg:y="3.947cm" style:legend-expansion="high" chart:style-name="ch2"/>
        <chart:plot-area chart:style-name="ch3" table:cell-range-address="Hoja1.A3:Hoja1.B26" svg:x="0.319cm" svg:y="0.179cm" svg:width="10.309cm" svg:height="8.633cm">
          <chartooo:coordinate-region svg:x="1.046cm" svg:y="0.379cm" svg:width="9.2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26" chart:class="chart:scatter">
            <chart:domain table:cell-range-address="Hoja1.A3:Hoja1.A26"/>
            <chart:regression-curve chart:style-name="ch7">
              <chart:equation chart:display-equation="true" chart:display-r-square="true" svg:x="1.421cm" svg:y="0.15cm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">
                <text:p>331</text:p>
                <draw:g>
                  <svg:desc>Hoja1.A3:Hoja1.A26</svg:desc>
                </draw:g>
              </table:table-cell>
              <table:table-cell office:value-type="float" office:value="0">
                <text:p>0</text:p>
                <draw:g>
                  <svg:desc>Hoja1.B3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">
                <text:p>34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">
                <text:p>40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7">
                <text:p>52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4">
                <text:p>584</text:p>
              </table:table-cell>
              <table:table-cell office:value-type="float" office:value="0.1256">
                <text:p>0.1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">
                <text:p>645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6">
                <text:p>706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7">
                <text:p>767</text:p>
              </table:table-cell>
              <table:table-cell office:value-type="float" office:value="0.2161">
                <text:p>0.2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7">
                <text:p>827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6">
                <text:p>886</text:p>
              </table:table-cell>
              <table:table-cell office:value-type="float" office:value="0.2734">
                <text:p>0.2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9">
                <text:p>949</text:p>
              </table:table-cell>
              <table:table-cell office:value-type="float" office:value="0.3035">
                <text:p>0.3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1">
                <text:p>101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8">
                <text:p>1068</text:p>
              </table:table-cell>
              <table:table-cell office:value-type="float" office:value="0.3599">
                <text:p>0.3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1">
                <text:p>1131</text:p>
              </table:table-cell>
              <table:table-cell office:value-type="float" office:value="0.3899">
                <text:p>0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0">
                <text:p>1190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9">
                <text:p>1249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3">
                <text:p>131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1">
                <text:p>137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1">
                <text:p>1431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4">
                <text:p>1494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3">
                <text:p>1553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3">
                <text:p>1613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0">
                <text:p>1670</text:p>
              </table:table-cell>
              <table:table-cell office:value-type="float" office:value="0.655">
                <text:p>0.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scatter" chart:style-name="ch1">
        <chart:legend chart:legend-position="end" svg:x="10.947cm" svg:y="3.698cm" style:legend-expansion="high" chart:style-name="ch2"/>
        <chart:plot-area chart:style-name="ch3" table:cell-range-address="Hoja1.A33:Hoja1.B60" svg:x="0.319cm" svg:y="0.179cm" svg:width="10.309cm" svg:height="8.633cm">
          <chartooo:coordinate-region svg:x="0.755cm" svg:y="0.378cm" svg:width="9.502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3:Hoja1.B60" chart:class="chart:scatter">
            <chart:domain table:cell-range-address="Hoja1.A33:Hoja1.A60"/>
            <chart:regression-curve chart:style-name="ch7">
              <chart:equation chart:display-equation="true" chart:display-r-square="true" svg:x="1.114cm" svg:y="0.301cm"/>
            </chart:regression-curve>
            <chart:regression-curve chart:style-name="ch8">
              <chart:equation chart:display-equation="true" chart:display-r-square="true" svg:x="5.856cm" svg:y="6.177cm"/>
            </chart:regression-curve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Hoja1.A33:Hoja1.A60</svg:desc>
                </draw:g>
              </table:table-cell>
              <table:table-cell office:value-type="float" office:value="0">
                <text:p>0</text:p>
                <draw:g>
                  <svg:desc>Hoja1.B33:Hoja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">
                <text:p>352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0">
                <text:p>37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">
                <text:p>410</text:p>
              </table:table-cell>
              <table:table-cell office:value-type="float" office:value="0.3767">
                <text:p>0.3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">
                <text:p>427</text:p>
              </table:table-cell>
              <table:table-cell office:value-type="float" office:value="0.4651">
                <text:p>0.4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">
                <text:p>380</text:p>
              </table:table-cell>
              <table:table-cell office:value-type="float" office:value="0.23917">
                <text:p>0.23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">
                <text:p>424</text:p>
              </table:table-cell>
              <table:table-cell office:value-type="float" office:value="0.4704">
                <text:p>0.4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3">
                <text:p>493</text:p>
              </table:table-cell>
              <table:table-cell office:value-type="float" office:value="0.8031">
                <text:p>0.8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1">
                <text:p>641</text:p>
              </table:table-cell>
              <table:table-cell office:value-type="float" office:value="1.4948">
                <text:p>1.4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">
                <text:p>699</text:p>
              </table:table-cell>
              <table:table-cell office:value-type="float" office:value="1.7833">
                <text:p>1.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">
                <text:p>754</text:p>
              </table:table-cell>
              <table:table-cell office:value-type="float" office:value="2.0536">
                <text:p>2.0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">
                <text:p>817</text:p>
              </table:table-cell>
              <table:table-cell office:value-type="float" office:value="2.3469">
                <text:p>2.3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5">
                <text:p>875</text:p>
              </table:table-cell>
              <table:table-cell office:value-type="float" office:value="2.6352">
                <text:p>2.6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6">
                <text:p>936</text:p>
              </table:table-cell>
              <table:table-cell office:value-type="float" office:value="2.9283">
                <text:p>2.9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">
                <text:p>996</text:p>
              </table:table-cell>
              <table:table-cell office:value-type="float" office:value="3.2216">
                <text:p>3.2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0">
                <text:p>1060</text:p>
              </table:table-cell>
              <table:table-cell office:value-type="float" office:value="3.5152">
                <text:p>3.5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0">
                <text:p>1120</text:p>
              </table:table-cell>
              <table:table-cell office:value-type="float" office:value="3.8083">
                <text:p>3.8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3">
                <text:p>1183</text:p>
              </table:table-cell>
              <table:table-cell office:value-type="float" office:value="4.102">
                <text:p>4.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3">
                <text:p>1243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1">
                <text:p>1311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2">
                <text:p>1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8">
                <text:p>1428</text:p>
              </table:table-cell>
              <table:table-cell office:value-type="float" office:value="5.276">
                <text:p>5.2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0">
                <text:p>1490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2">
                <text:p>1552</text:p>
              </table:table-cell>
              <table:table-cell office:value-type="float" office:value="5.863">
                <text:p>5.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1">
                <text:p>1611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5">
                <text:p>1695</text:p>
              </table:table-cell>
              <table:table-cell office:value-type="float" office:value="6.549">
                <text:p>6.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0">
                <text:p>1790</text:p>
              </table:table-cell>
              <table:table-cell office:value-type="float" office:value="6.97">
                <text:p>6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